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4.5cm" svg:x="1cm" svg:y="3.1cm">
          <text:p text:style-name="P1"><text:span text:style-name="T1">Käyttäjä</text:span></text:p>
          <text:p text:style-name="P1">&lt;&lt;key&gt;&gt; id : int</text:p>
          <text:p text:style-name="P1">- nick : string</text:p>
          <text:p text:style-name="P1">- nimi <text:s/>:string</text:p>
          <text:p text:style-name="P1">- salasana : string</text:p>
          <text:p text:style-name="P1">&lt;&lt;fkey&gt;&gt; kuva : 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4cm" svg:x="12.5cm" svg:y="11.8cm">
          <text:p text:style-name="P1"><text:span text:style-name="T1">Kuva</text:span></text:p>
          <text:p text:style-name="P1">&lt;&lt;key&gt;&gt; id : int</text:p>
          <text:p text:style-name="P1">- url : string</text:p>
          <text:p text:style-name="P1">- aika : timestamp</text:p>
          <text:p text:style-name="P1">&lt;&lt;fkey&gt;&gt; kommentti : i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4.9cm" svg:x="1cm" svg:y="20.2cm">
          <text:p text:style-name="P1"><text:span text:style-name="T1">Kommentti</text:span></text:p>
          <text:p text:style-name="P1">&lt;&lt;key&gt;&gt; id : int</text:p>
          <text:p text:style-name="P1">&lt;&lt;fkey&gt;&gt; käyttäjä : string</text:p>
          <text:p text:style-name="P1">&lt;&lt;fkey&gt;&gt; kuva : int</text:p>
          <text:p text:style-name="P1">- kommenttiteksti : string</text:p>
          <text:p text:style-name="P1">- aika : timestamp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cm" svg:y1="7.1cm" svg:x2="15.3cm" svg:y2="11.9cm">
          <text:p/>
        </draw:line>
        <draw:line draw:style-name="gr2" draw:text-style-name="P2" draw:layer="layout" svg:x1="15.5cm" svg:y1="15.5cm" svg:x2="8.5cm" svg:y2="20.9cm">
          <text:p/>
        </draw:line>
        <draw:line draw:style-name="gr2" draw:text-style-name="P2" draw:layer="layout" svg:x1="6.7cm" svg:y1="23.1cm" svg:x2="12.5cm" svg:y2="13.2cm">
          <text:p/>
        </draw:line>
        <draw:line draw:style-name="gr2" draw:text-style-name="P2" draw:layer="layout" svg:x1="6cm" svg:y1="22cm" svg:x2="5.5cm" svg:y2="7.6cm">
          <text:p/>
        </draw:line>
        <draw:frame draw:style-name="gr3" draw:layer="layout" svg:width="5.5cm" svg:height="2.65cm" svg:x="2.7cm" svg:y="10.6cm">
          <draw:text-box>
            <text:p>kirjoittaja</text:p>
          </draw:text-box>
        </draw:frame>
        <draw:custom-shape draw:style-name="gr1" draw:text-style-name="P1" draw:layer="layout" svg:width="8.5cm" svg:height="4cm" svg:x="11.1cm" svg:y="2.1cm">
          <text:p text:style-name="P1"><text:span text:style-name="T1">Tykkäys</text:span></text:p>
          <text:p text:style-name="P1">&lt;&lt;fkey, key&gt;&gt; tykkääjä : int</text:p>
          <text:p text:style-name="P1">&lt;&lt;fkey, key&gt;&gt; tykättävä : i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3cm" svg:y1="4.1cm" svg:x2="8.5cm" svg:y2="5cm">
          <text:p/>
        </draw:line>
        <draw:line draw:style-name="gr2" draw:text-style-name="P2" draw:layer="layout" svg:x1="15.9cm" svg:y1="5.2cm" svg:x2="16.5cm" svg:y2="1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6:17:05.756829831</meta:creation-date>
    <dc:date>2015-01-19T17:18:35.828903677</dc:date>
    <meta:editing-duration>PT1M9S</meta:editing-duration>
    <meta:editing-cycles>1</meta:editing-cycles>
    <meta:document-statistic meta:object-count="11"/>
    <meta:generator>LibreOffice/4.2.7.2$Linux_X86_64 LibreOffice_project/420m0$Build-2</meta:generator>
  </office:meta>
</office:document-meta>
</file>